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3" style:family="table-cell" style:parent-style-name="Default">
      <style:text-properties fo:color="#009900" fo:font-size="10pt" style:font-size-asian="10pt" style:font-size-complex="10pt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able-cell-properties fo:background-color="#ffff00"/>
      <style:text-properties fo:color="#800000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2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3"/>
        </table:table-row>
        <table:table-row table:style-name="ro1" table:number-rows-repeated="2">
          <table:table-cell table:number-columns-repeated="11"/>
          <table:table-cell table:style-name="ce14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4"/>
        </table:table-row>
        <table:table-row table:style-name="ro1">
          <table:table-cell table:number-columns-repeated="11"/>
          <table:table-cell table:style-name="ce15" office:value-type="string" calcext:value-type="string">
            <text:p>Check why time getting from server increases at the last???</text:p>
          </table:table-cell>
        </table:table-row>
        <table:table-row table:style-name="ro1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4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4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table:style-name="ce3" office:value-type="string" calcext:value-type="string">
            <text:p>check “Found a bug in 13X13 server”</text:p>
          </table:table-cell>
          <table:table-cell table:number-columns-repeated="6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6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4"/>
        </table:table-row>
        <table:table-row table:style-name="ro1">
          <table:table-cell table:number-columns-repeated="3"/>
          <table:table-cell table:style-name="ce11" office:value-type="string" calcext:value-type="string">
            <text:p>Decide the parameters – cutoff &amp; player_wall_gap..depending on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11"/>
          <table:table-cell table:style-name="ce16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NUM_OF_WALLS_SECOND_ALAR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6" office:value-type="string" calcext:value-type="string">
            <text:p>APPLY_RUSH_MOVE = false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REED_OPENING_P1 = false</text:p>
          </table:table-cell>
        </table:table-row>
        <table:table-row table:style-name="ro1">
          <table:table-cell table:number-columns-repeated="11"/>
          <table:table-cell table:style-name="ce16" office:value-type="string" calcext:value-type="string">
            <text:p>REED_OPENING_P2 = fals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Pange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6:43:48.15740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21T16:44:38.869316948</dc:date>
    <meta:editing-duration>P1DT4H43M28S</meta:editing-duration>
    <meta:editing-cycles>135</meta:editing-cycles>
    <meta:generator>LibreOffice/4.3.3.2$Linux_X86_64 LibreOffice_project/430m0$Build-2</meta:generator>
    <meta:document-statistic meta:table-count="1" meta:cell-count="38" meta:object-count="0"/>
  </office:meta>
</office:document-meta>
</file>